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" svg:font-family="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estScenarios" style:family="table">
      <style:table-properties style:width="17cm" fo:break-before="page" table:align="margins"/>
    </style:style>
    <style:style style:name="testScenarios.A" style:family="table-column">
      <style:table-column-properties style:column-width="1.926cm" style:rel-column-width="1092*"/>
    </style:style>
    <style:style style:name="testScenarios.B" style:family="table-column">
      <style:table-column-properties style:column-width="4.784cm" style:rel-column-width="2712*"/>
    </style:style>
    <style:style style:name="testScenarios.C" style:family="table-column">
      <style:table-column-properties style:column-width="6.9cm" style:rel-column-width="3912*"/>
    </style:style>
    <style:style style:name="testScenarios.D" style:family="table-column">
      <style:table-column-properties style:column-width="3.39cm" style:rel-column-width="1922*"/>
    </style:style>
    <style:style style:name="testScenarios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estScenarios.D1" style:family="table-cell">
      <style:table-cell-properties style:vertical-align="middle" fo:padding="0.097cm" fo:border="0.002cm solid #000000"/>
    </style:style>
    <style:style style:name="testScenarios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estScenarios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estScenarios.A3" style:family="table-cell">
      <style:table-cell-properties style:vertical-align="middle"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estScenarios.D3" style:family="table-cell">
      <style:table-cell-properties style:vertical-align="middle"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F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Table_20_Heading">
      <style:paragraph-properties fo:text-align="center" style:justify-single-word="false"/>
      <style:text-properties style:font-name="F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estScenarios" table:style-name="testScenarios">
        <table:table-column table:style-name="testScenarios.A"/>
        <table:table-column table:style-name="testScenarios.B"/>
        <table:table-column table:style-name="testScenarios.C"/>
        <table:table-column table:style-name="testScenarios.D"/>
        <table:table-header-rows>
          <table:table-row>
            <table:table-cell table:style-name="testScenarios.A1" office:value-type="string">
              <text:p text:style-name="P3">Code</text:p>
            </table:table-cell>
            <table:table-cell table:style-name="testScenarios.A1" office:value-type="string">
              <text:p text:style-name="P3">Identity</text:p>
            </table:table-cell>
            <table:table-cell table:style-name="testScenarios.A1" office:value-type="string">
              <text:p text:style-name="P3">Expected behaviour</text:p>
            </table:table-cell>
            <table:table-cell table:style-name="testScenarios.D1" office:value-type="string">
              <text:p text:style-name="P3">[OK/NOK]</text:p>
            </table:table-cell>
          </table:table-row>
        </table:table-header-rows>
        <table:table-row>
          <table:table-cell table:style-name="testScenarios.A2" office:value-type="string">
            <text:p text:style-name="P1">SU.1 </text:p>
          </table:table-cell>
          <table:table-cell table:style-name="testScenarios.A2" office:value-type="string">
            <text:p text:style-name="P1">Setup</text:p>
          </table:table-cell>
          <table:table-cell table:style-name="testScenarios.A2" office:value-type="string">
            <text:p text:style-name="P1">The application must be sucessfully set up on a device that runs Android 2.2 or higher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3" office:value-type="string">
            <text:p text:style-name="P1"/>
          </table:table-cell>
          <table:table-cell table:style-name="testScenarios.A3" office:value-type="string">
            <text:p text:style-name="P1"/>
          </table:table-cell>
          <table:table-cell table:style-name="testScenarios.A3" office:value-type="string">
            <text:p text:style-name="P1"/>
          </table:table-cell>
          <table:table-cell table:style-name="testScenarios.D3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1 </text:p>
          </table:table-cell>
          <table:table-cell table:style-name="testScenarios.A2" office:value-type="string">
            <text:p text:style-name="P1">Status Reporting</text:p>
          </table:table-cell>
          <table:table-cell table:style-name="testScenarios.A2" office:value-type="string">
            <text:p text:style-name="P1">The program is must update the status of the user interface every two seconds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2 </text:p>
          </table:table-cell>
          <table:table-cell table:style-name="testScenarios.A2" office:value-type="string">
            <text:p text:style-name="P1">GPS Prompt</text:p>
          </table:table-cell>
          <table:table-cell table:style-name="testScenarios.A2" office:value-type="string">
            <text:p text:style-name="P1">The collector must prompt the user to activate GPS if it is not enabled on the device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3</text:p>
          </table:table-cell>
          <table:table-cell table:style-name="testScenarios.A2" office:value-type="string">
            <text:p text:style-name="P1">Recording Control</text:p>
          </table:table-cell>
          <table:table-cell table:style-name="testScenarios.A2" office:value-type="string">
            <text:p text:style-name="P1">Clicking „Start Recording“ must activate the recording. Clicking „Stop Recording“ must deactivate the recording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4</text:p>
          </table:table-cell>
          <table:table-cell table:style-name="testScenarios.A2" office:value-type="string">
            <text:p text:style-name="P1">Recording State</text:p>
          </table:table-cell>
          <table:table-cell table:style-name="testScenarios.A2" office:value-type="string">
            <text:p text:style-name="P1">The state of recording must be indicated by a green bar in the respective button and a progress indicator next to the button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5</text:p>
          </table:table-cell>
          <table:table-cell table:style-name="testScenarios.A2" office:value-type="string">
            <text:p text:style-name="P1">Transfere Control</text:p>
          </table:table-cell>
          <table:table-cell table:style-name="testScenarios.A2" office:value-type="string">
            <text:p text:style-name="P1">Clicking „Transfere Samples“ must transfere any recorded samples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6</text:p>
          </table:table-cell>
          <table:table-cell table:style-name="testScenarios.A2" office:value-type="string">
            <text:p text:style-name="P1">Transfere State</text:p>
          </table:table-cell>
          <table:table-cell table:style-name="testScenarios.A2" office:value-type="string">
            <text:p text:style-name="P1">The state of the transfere must be indicated by an animated progress bar below the „Transfere Samples“ button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7</text:p>
          </table:table-cell>
          <table:table-cell table:style-name="testScenarios.A2" office:value-type="string">
            <text:p text:style-name="P1">Streaming Control</text:p>
          </table:table-cell>
          <table:table-cell table:style-name="testScenarios.A2" office:value-type="string">
            <text:p text:style-name="P1">Clicking „Start Streaming“ must activate the streaming. Clicking „Stop Streaming“ must deactivate the streaming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8</text:p>
          </table:table-cell>
          <table:table-cell table:style-name="testScenarios.A2" office:value-type="string">
            <text:p text:style-name="P1">Streaming State</text:p>
          </table:table-cell>
          <table:table-cell table:style-name="testScenarios.A2" office:value-type="string">
            <text:p text:style-name="P1">The state of streaming must be indicated by a green bar in the respective button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9</text:p>
          </table:table-cell>
          <table:table-cell table:style-name="testScenarios.A2" office:value-type="string">
            <text:p text:style-name="P1">HAR Control</text:p>
          </table:table-cell>
          <table:table-cell table:style-name="testScenarios.A2" office:value-type="string">
            <text:p text:style-name="P1">Clicking „Start HAR“ must activate the human activity recognition. Clicking „Stop HAR“ must deactivate human activity recognition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10</text:p>
          </table:table-cell>
          <table:table-cell table:style-name="testScenarios.A2" office:value-type="string">
            <text:p text:style-name="P1">HAR State</text:p>
          </table:table-cell>
          <table:table-cell table:style-name="testScenarios.A2" office:value-type="string">
            <text:p text:style-name="P1">The state of the human activity recognition must be indicated by a green bar in the respective button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11</text:p>
          </table:table-cell>
          <table:table-cell table:style-name="testScenarios.A2" office:value-type="string">
            <text:p text:style-name="P1">Semple deletion</text:p>
          </table:table-cell>
          <table:table-cell table:style-name="testScenarios.A2" office:value-type="string">
            <text:p text:style-name="P1">When clicking „Delete All Samples“, all samples must be deleted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12</text:p>
          </table:table-cell>
          <table:table-cell table:style-name="testScenarios.A2" office:value-type="string">
            <text:p text:style-name="P1">HAR result indication</text:p>
          </table:table-cell>
          <table:table-cell table:style-name="testScenarios.A2" office:value-type="string">
            <text:p text:style-name="P1">When the human activity recogniton is activated, the currently recognized activity must be shown in the user interface below the ID text-box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13</text:p>
          </table:table-cell>
          <table:table-cell table:style-name="testScenarios.A2" office:value-type="string">
            <text:p text:style-name="P1">Annotation notification</text:p>
          </table:table-cell>
          <table:table-cell table:style-name="testScenarios.A2" office:value-type="string">
            <text:p text:style-name="P1">Wenn clicking the send button next to the annotation text-box, a notification must pop up with the text in the annotation text-box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14</text:p>
          </table:table-cell>
          <table:table-cell table:style-name="testScenarios.A2" office:value-type="string">
            <text:p text:style-name="P1">Queue fullness</text:p>
          </table:table-cell>
          <table:table-cell table:style-name="testScenarios.A2" office:value-type="string">
            <text:p text:style-name="P1">When recording, streaming or with activated human activity recognition, the queue size of the queue must change permanently.</text:p>
          </table:table-cell>
          <table:table-cell table:style-name="testScenarios.D2" office:value-type="string">
            <text:p text:style-name="P1"/>
          </table:table-cell>
        </table:table-row>
        <text:soft-page-break/>
        <table:table-row>
          <table:table-cell table:style-name="testScenarios.A2" office:value-type="string">
            <text:p text:style-name="P1">UI.15</text:p>
          </table:table-cell>
          <table:table-cell table:style-name="testScenarios.A2" office:value-type="string">
            <text:p text:style-name="P1">Persistence</text:p>
          </table:table-cell>
          <table:table-cell table:style-name="testScenarios.A2" office:value-type="string">
            <text:p text:style-name="P1">When recording, the sample count must increase. When transferring, the sample count must be set to zero. The size of the persisted ZIP-file must increase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16</text:p>
          </table:table-cell>
          <table:table-cell table:style-name="testScenarios.A2" office:value-type="string">
            <text:p text:style-name="P1">User Identity</text:p>
          </table:table-cell>
          <table:table-cell table:style-name="testScenarios.A2" office:value-type="string">
            <text:p text:style-name="P1">When clicking set next to the ID text-box, the user Id in the information section below must change to the text in the ID text-box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17</text:p>
          </table:table-cell>
          <table:table-cell table:style-name="testScenarios.A2" office:value-type="string">
            <text:p text:style-name="P1">Program Uniqueness</text:p>
          </table:table-cell>
          <table:table-cell table:style-name="testScenarios.A2" office:value-type="string">
            <text:p text:style-name="P1">The information area below the activity indicatior may not change the order of listed items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18</text:p>
          </table:table-cell>
          <table:table-cell table:style-name="testScenarios.A2" office:value-type="string">
            <text:p text:style-name="P1">Streaming Target</text:p>
          </table:table-cell>
          <table:table-cell table:style-name="testScenarios.A2" office:value-type="string">
            <text:p text:style-name="P1">When clicking menu, an item Settings must show. On clicking this item, a second screen must show up. When a value in the streaming address is entered, this address must be used as the streaming location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3" office:value-type="string">
            <text:p text:style-name="P1"/>
          </table:table-cell>
          <table:table-cell table:style-name="testScenarios.A3" office:value-type="string">
            <text:p text:style-name="P1"/>
          </table:table-cell>
          <table:table-cell table:style-name="testScenarios.A3" office:value-type="string">
            <text:p text:style-name="P1"/>
          </table:table-cell>
          <table:table-cell table:style-name="testScenarios.D3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SC.1 </text:p>
          </table:table-cell>
          <table:table-cell table:style-name="testScenarios.A2" office:value-type="string">
            <text:p text:style-name="P1">GPS Recording</text:p>
          </table:table-cell>
          <table:table-cell table:style-name="testScenarios.A2" office:value-type="string">
            <text:p text:style-name="P1">The collector must record a GPS sample every five seconds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SC.2 </text:p>
          </table:table-cell>
          <table:table-cell table:style-name="testScenarios.A2" office:value-type="string">
            <text:p text:style-name="P1">Accelerometer</text:p>
          </table:table-cell>
          <table:table-cell table:style-name="testScenarios.A2" office:value-type="string">
            <text:p text:style-name="P1">The accelerometer sensor of the device must be recorded at 40 Hz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SC.3 </text:p>
          </table:table-cell>
          <table:table-cell table:style-name="testScenarios.A2" office:value-type="string">
            <text:p text:style-name="P1">Linear Acceleration Sensor</text:p>
          </table:table-cell>
          <table:table-cell table:style-name="testScenarios.A2" office:value-type="string">
            <text:p text:style-name="P1">The linear acceleration sensor of the device must be recorded at 40 Hz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SC.4 </text:p>
          </table:table-cell>
          <table:table-cell table:style-name="testScenarios.A2" office:value-type="string">
            <text:p text:style-name="P1">Gravity Sensor</text:p>
          </table:table-cell>
          <table:table-cell table:style-name="testScenarios.A2" office:value-type="string">
            <text:p text:style-name="P1">The gravity sensor of the device must be recorded at 40 Hz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SC.5 </text:p>
          </table:table-cell>
          <table:table-cell table:style-name="testScenarios.A2" office:value-type="string">
            <text:p text:style-name="P1">WiFi Environment</text:p>
          </table:table-cell>
          <table:table-cell table:style-name="testScenarios.A2" office:value-type="string">
            <text:p text:style-name="P1">Every thirty seconds, the currently available WiFi access points must be logged with their respective signal strengths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SC.6 </text:p>
          </table:table-cell>
          <table:table-cell table:style-name="testScenarios.A2" office:value-type="string">
            <text:p text:style-name="P1">GSM Environment</text:p>
          </table:table-cell>
          <table:table-cell table:style-name="testScenarios.A2" office:value-type="string">
            <text:p text:style-name="P1">Every twenty seconds the network cells visible to the phone must be logged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SC.7 </text:p>
          </table:table-cell>
          <table:table-cell table:style-name="testScenarios.A2" office:value-type="string">
            <text:p text:style-name="P1">Google Activity</text:p>
          </table:table-cell>
          <table:table-cell table:style-name="testScenarios.A2" office:value-type="string">
            <text:p text:style-name="P2">If the phone supports the „Google Play Services“, activities recognized by these services must be recorded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SC.8</text:p>
          </table:table-cell>
          <table:table-cell table:style-name="testScenarios.A2" office:value-type="string">
            <text:p text:style-name="P1">Human Activity Recognition</text:p>
          </table:table-cell>
          <table:table-cell table:style-name="testScenarios.A2" office:value-type="string">
            <text:p text:style-name="P2">The detected human activity must be recorded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SC.9</text:p>
          </table:table-cell>
          <table:table-cell table:style-name="testScenarios.A2" office:value-type="string">
            <text:p text:style-name="P1">Annotation</text:p>
          </table:table-cell>
          <table:table-cell table:style-name="testScenarios.A2" office:value-type="string">
            <text:p text:style-name="P2">A sent annotation must be recorded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SC.10</text:p>
          </table:table-cell>
          <table:table-cell table:style-name="testScenarios.A2" office:value-type="string">
            <text:p text:style-name="P1">Identity logging</text:p>
          </table:table-cell>
          <table:table-cell table:style-name="testScenarios.A2" office:value-type="string">
            <text:p text:style-name="P2">When the Id is changed, a corresponding annotation must be written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SC.11</text:p>
          </table:table-cell>
          <table:table-cell table:style-name="testScenarios.A2" office:value-type="string">
            <text:p text:style-name="P1">Trip division</text:p>
          </table:table-cell>
          <table:table-cell table:style-name="testScenarios.A2" office:value-type="string">
            <text:p text:style-name="P2">On clicking start-recording, an annotation with the text „Start Recording“ must be logged, on licking stop-recording an annotation with the text „Stop recording“ must be logged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3" office:value-type="string">
            <text:p text:style-name="P1"/>
          </table:table-cell>
          <table:table-cell table:style-name="testScenarios.A3" office:value-type="string">
            <text:p text:style-name="P1"/>
          </table:table-cell>
          <table:table-cell table:style-name="testScenarios.A3" office:value-type="string">
            <text:p text:style-name="P2"/>
          </table:table-cell>
          <table:table-cell table:style-name="testScenarios.D3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L.1</text:p>
          </table:table-cell>
          <table:table-cell table:style-name="testScenarios.A2" office:value-type="string">
            <text:p text:style-name="P1">Upload</text:p>
          </table:table-cell>
          <table:table-cell table:style-name="testScenarios.A2" office:value-type="string">
            <text:p text:style-name="P2">Upon completion of the sample transfere, the server transferred to <text:soft-page-break/>must have the sample file in the form that the Id prepends the approximate recording time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3" office:value-type="string">
            <text:p text:style-name="P1"/>
          </table:table-cell>
          <table:table-cell table:style-name="testScenarios.A3" office:value-type="string">
            <text:p text:style-name="P1"/>
          </table:table-cell>
          <table:table-cell table:style-name="testScenarios.A3" office:value-type="string">
            <text:p text:style-name="P2"/>
          </table:table-cell>
          <table:table-cell table:style-name="testScenarios.D3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NC.1</text:p>
          </table:table-cell>
          <table:table-cell table:style-name="testScenarios.A2" office:value-type="string">
            <text:p text:style-name="P1">Streaming</text:p>
          </table:table-cell>
          <table:table-cell table:style-name="testScenarios.A2" office:value-type="string">
            <text:p text:style-name="P2">When a streaming address of a server is entered, which is visible to the device and running a ZMQ server on the appropriate port with the mode SUB, this server must receive the recorded samples when streaming is activated. 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NC.2</text:p>
          </table:table-cell>
          <table:table-cell table:style-name="testScenarios.A2" office:value-type="string">
            <text:p text:style-name="P1">Live Activity Recognition</text:p>
          </table:table-cell>
          <table:table-cell table:style-name="testScenarios.A2" office:value-type="string">
            <text:p text:style-name="P2">When the streaming address points to a live activity recognition server and streaming and human activity recognition is activated, the front end of the server must show the same activity as the device. A small delay may be accepted due to internet latency.</text:p>
          </table:table-cell>
          <table:table-cell table:style-name="testScenarios.D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" svg:font-family="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de" fo:country="DE" style:letter-kerning="true" style:font-name-asian="F" style:font-size-asian="12pt" style:language-asian="zh" style:country-asian="CN" style:font-name-complex="F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kas Härtel</meta:initial-creator>
    <meta:creation-date>2014-05-19T19:19:22.34</meta:creation-date>
    <dc:date>2014-05-19T20:21:08.46</dc:date>
    <dc:creator>Lukas Härtel</dc:creator>
    <meta:editing-duration>PT29M14S</meta:editing-duration>
    <meta:editing-cycles>3</meta:editing-cycles>
    <meta:generator>OpenOffice/4.1.0$Win32 OpenOffice.org_project/410m18$Build-9764</meta:generator>
    <meta:document-statistic meta:table-count="1" meta:image-count="0" meta:object-count="0" meta:page-count="3" meta:paragraph-count="103" meta:word-count="700" meta:character-count="4328"/>
  </office:meta>
</office:document-meta>
</file>